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7075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9346in" svg:y1="3.6571in" svg:x2="6.8413in" svg:y2="2.7024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4142135623731" calcext:value-type="float">
            <text:p>0.14142135623731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0.707106781186548" calcext:value-type="float">
            <text:p>0.70710678118654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707106781186548" calcext:value-type="float">
            <text:p>0.70710678118654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50.707106781187" calcext:value-type="float">
            <text:p>250.707106781187</text:p>
          </table:table-cell>
          <table:table-cell table:style-name="ce10" table:formula="of:=[.AO6]+[.C10]" office:value-type="float" office:value="350.707106781187" calcext:value-type="float">
            <text:p>350.707106781187</text:p>
          </table:table-cell>
          <table:table-cell table:formula="of:=ROUND([.AM11])" office:value-type="float" office:value="251" calcext:value-type="float">
            <text:p>251</text:p>
          </table:table-cell>
          <table:table-cell table:formula="of:=ROUND([.AN11])" office:value-type="float" office:value="351" calcext:value-type="float">
            <text:p>351</text:p>
          </table:table-cell>
          <table:table-cell/>
          <table:table-cell table:formula="of:=[.AN6]-[.C11]" office:value-type="float" office:value="249.292893218813" calcext:value-type="float">
            <text:p>249.292893218813</text:p>
          </table:table-cell>
          <table:table-cell table:style-name="ce10" table:formula="of:=[.AO6]-[.C10]" office:value-type="float" office:value="349.292893218813" calcext:value-type="float">
            <text:p>349.292893218813</text:p>
          </table:table-cell>
          <table:table-cell table:formula="of:=ROUND([.AR11])" office:value-type="float" office:value="249" calcext:value-type="float">
            <text:p>249</text:p>
          </table:table-cell>
          <table:table-cell table:formula="of:=ROUND([.AS11])" office:value-type="float" office:value="349" calcext:value-type="float">
            <text:p>349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51.414213562373" calcext:value-type="float">
            <text:p>251.414213562373</text:p>
          </table:table-cell>
          <table:table-cell table:style-name="ce10" table:formula="of:=[.AN11]+[.$C$10]" office:value-type="float" office:value="351.414213562373" calcext:value-type="float">
            <text:p>351.414213562373</text:p>
          </table:table-cell>
          <table:table-cell table:formula="of:=ROUND([.AM12])" office:value-type="float" office:value="251" calcext:value-type="float">
            <text:p>251</text:p>
          </table:table-cell>
          <table:table-cell table:formula="of:=ROUND([.AN12])" office:value-type="float" office:value="351" calcext:value-type="float">
            <text:p>351</text:p>
          </table:table-cell>
          <table:table-cell/>
          <table:table-cell table:formula="of:=[.AR11]-[.$C$11]" office:value-type="float" office:value="248.585786437627" calcext:value-type="float">
            <text:p>248.585786437627</text:p>
          </table:table-cell>
          <table:table-cell table:style-name="ce10" table:formula="of:=[.AS11]-[.$C$10]" office:value-type="float" office:value="348.585786437627" calcext:value-type="float">
            <text:p>348.585786437627</text:p>
          </table:table-cell>
          <table:table-cell table:formula="of:=ROUND([.AR12])" office:value-type="float" office:value="249" calcext:value-type="float">
            <text:p>249</text:p>
          </table:table-cell>
          <table:table-cell table:formula="of:=ROUND([.AS12])" office:value-type="float" office:value="349" calcext:value-type="float">
            <text:p>349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\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52.12132034356" calcext:value-type="float">
            <text:p>252.12132034356</text:p>
          </table:table-cell>
          <table:table-cell table:style-name="ce10" table:formula="of:=[.AN12]+[.$C$10]" office:value-type="float" office:value="352.12132034356" calcext:value-type="float">
            <text:p>352.12132034356</text:p>
          </table:table-cell>
          <table:table-cell table:formula="of:=ROUND([.AM13])" office:value-type="float" office:value="252" calcext:value-type="float">
            <text:p>252</text:p>
          </table:table-cell>
          <table:table-cell table:formula="of:=ROUND([.AN13])" office:value-type="float" office:value="352" calcext:value-type="float">
            <text:p>352</text:p>
          </table:table-cell>
          <table:table-cell/>
          <table:table-cell table:formula="of:=[.AR12]-[.$C$11]" office:value-type="float" office:value="247.87867965644" calcext:value-type="float">
            <text:p>247.87867965644</text:p>
          </table:table-cell>
          <table:table-cell table:style-name="ce10" table:formula="of:=[.AS12]-[.$C$10]" office:value-type="float" office:value="347.87867965644" calcext:value-type="float">
            <text:p>347.87867965644</text:p>
          </table:table-cell>
          <table:table-cell table:formula="of:=ROUND([.AR13])" office:value-type="float" office:value="248" calcext:value-type="float">
            <text:p>248</text:p>
          </table:table-cell>
          <table:table-cell table:formula="of:=ROUND([.AS13])" office:value-type="float" office:value="348" calcext:value-type="float">
            <text:p>348</text:p>
          </table:table-cell>
          <table:table-cell table:number-columns-repeated="2"/>
          <table:table-cell table:style-name="ce34" table:formula="of:=[.AR13]/5" office:value-type="float" office:value="49.5757359312881" calcext:value-type="float">
            <text:p>49.57573593128810000000</text:p>
          </table:table-cell>
          <table:table-cell table:formula="of:=[.AS13]/5" office:value-type="float" office:value="69.5757359312881" calcext:value-type="float">
            <text:p>69.5757359312881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52.828427124746" calcext:value-type="float">
            <text:p>252.828427124746</text:p>
          </table:table-cell>
          <table:table-cell table:style-name="ce10" table:formula="of:=[.AN13]+[.$C$10]" office:value-type="float" office:value="352.828427124746" calcext:value-type="float">
            <text:p>352.828427124746</text:p>
          </table:table-cell>
          <table:table-cell table:formula="of:=ROUND([.AM14])" office:value-type="float" office:value="253" calcext:value-type="float">
            <text:p>253</text:p>
          </table:table-cell>
          <table:table-cell table:formula="of:=ROUND([.AN14])" office:value-type="float" office:value="353" calcext:value-type="float">
            <text:p>353</text:p>
          </table:table-cell>
          <table:table-cell/>
          <table:table-cell table:formula="of:=[.AR13]-[.$C$11]" office:value-type="float" office:value="247.171572875254" calcext:value-type="float">
            <text:p>247.171572875254</text:p>
          </table:table-cell>
          <table:table-cell table:style-name="ce10" table:formula="of:=[.AS13]-[.$C$10]" office:value-type="float" office:value="347.171572875254" calcext:value-type="float">
            <text:p>347.171572875254</text:p>
          </table:table-cell>
          <table:table-cell table:formula="of:=ROUND([.AR14])" office:value-type="float" office:value="247" calcext:value-type="float">
            <text:p>247</text:p>
          </table:table-cell>
          <table:table-cell table:formula="of:=ROUND([.AS14])" office:value-type="float" office:value="347" calcext:value-type="float">
            <text:p>347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office:value-type="string" calcext:value-type="string">
            <text:p>ray_dist = ray_d_y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53.535533905933" calcext:value-type="float">
            <text:p>253.535533905933</text:p>
          </table:table-cell>
          <table:table-cell table:style-name="ce10" table:formula="of:=[.AN14]+[.$C$10]" office:value-type="float" office:value="353.535533905933" calcext:value-type="float">
            <text:p>353.535533905933</text:p>
          </table:table-cell>
          <table:table-cell table:formula="of:=ROUND([.AM15])" office:value-type="float" office:value="254" calcext:value-type="float">
            <text:p>254</text:p>
          </table:table-cell>
          <table:table-cell table:formula="of:=ROUND([.AN15])" office:value-type="float" office:value="354" calcext:value-type="float">
            <text:p>354</text:p>
          </table:table-cell>
          <table:table-cell/>
          <table:table-cell table:formula="of:=[.AR14]-[.$C$11]" office:value-type="float" office:value="246.464466094067" calcext:value-type="float">
            <text:p>246.464466094067</text:p>
          </table:table-cell>
          <table:table-cell table:style-name="ce10" table:formula="of:=[.AS14]-[.$C$10]" office:value-type="float" office:value="346.464466094067" calcext:value-type="float">
            <text:p>346.464466094067</text:p>
          </table:table-cell>
          <table:table-cell table:formula="of:=ROUND([.AR15])" office:value-type="float" office:value="246" calcext:value-type="float">
            <text:p>246</text:p>
          </table:table-cell>
          <table:table-cell table:formula="of:=ROUND([.AS15])" office:value-type="float" office:value="346" calcext:value-type="float">
            <text:p>346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54.242640687119" calcext:value-type="float">
            <text:p>254.242640687119</text:p>
          </table:table-cell>
          <table:table-cell table:style-name="ce10" table:formula="of:=[.AN15]+[.$C$10]" office:value-type="float" office:value="354.242640687119" calcext:value-type="float">
            <text:p>354.242640687119</text:p>
          </table:table-cell>
          <table:table-cell table:formula="of:=ROUND([.AM16])" office:value-type="float" office:value="254" calcext:value-type="float">
            <text:p>254</text:p>
          </table:table-cell>
          <table:table-cell table:formula="of:=ROUND([.AN16])" office:value-type="float" office:value="354" calcext:value-type="float">
            <text:p>354</text:p>
          </table:table-cell>
          <table:table-cell/>
          <table:table-cell table:formula="of:=[.AR15]-[.$C$11]" office:value-type="float" office:value="245.757359312881" calcext:value-type="float">
            <text:p>245.757359312881</text:p>
          </table:table-cell>
          <table:table-cell table:style-name="ce10" table:formula="of:=[.AS15]-[.$C$10]" office:value-type="float" office:value="345.757359312881" calcext:value-type="float">
            <text:p>345.757359312881</text:p>
          </table:table-cell>
          <table:table-cell table:formula="of:=ROUND([.AR16])" office:value-type="float" office:value="246" calcext:value-type="float">
            <text:p>246</text:p>
          </table:table-cell>
          <table:table-cell table:formula="of:=ROUND([.AS16])" office:value-type="float" office:value="346" calcext:value-type="float">
            <text:p>34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4"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54.949747468306" calcext:value-type="float">
            <text:p>254.949747468306</text:p>
          </table:table-cell>
          <table:table-cell table:style-name="ce10" table:formula="of:=[.AN16]+[.$C$10]" office:value-type="float" office:value="354.949747468306" calcext:value-type="float">
            <text:p>354.949747468306</text:p>
          </table:table-cell>
          <table:table-cell table:formula="of:=ROUND([.AM17])" office:value-type="float" office:value="255" calcext:value-type="float">
            <text:p>255</text:p>
          </table:table-cell>
          <table:table-cell table:formula="of:=ROUND([.AN17])" office:value-type="float" office:value="355" calcext:value-type="float">
            <text:p>355</text:p>
          </table:table-cell>
          <table:table-cell/>
          <table:table-cell table:formula="of:=[.AR16]-[.$C$11]" office:value-type="float" office:value="245.050252531694" calcext:value-type="float">
            <text:p>245.050252531694</text:p>
          </table:table-cell>
          <table:table-cell table:style-name="ce10" table:formula="of:=[.AS16]-[.$C$10]" office:value-type="float" office:value="345.050252531694" calcext:value-type="float">
            <text:p>345.050252531694</text:p>
          </table:table-cell>
          <table:table-cell table:formula="of:=ROUND([.AR17])" office:value-type="float" office:value="245" calcext:value-type="float">
            <text:p>245</text:p>
          </table:table-cell>
          <table:table-cell table:formula="of:=ROUND([.AS17])" office:value-type="float" office:value="345" calcext:value-type="float">
            <text:p>345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55.656854249492" calcext:value-type="float">
            <text:p>255.656854249492</text:p>
          </table:table-cell>
          <table:table-cell table:style-name="ce10" table:formula="of:=[.AN17]+[.$C$10]" office:value-type="float" office:value="355.656854249492" calcext:value-type="float">
            <text:p>355.656854249492</text:p>
          </table:table-cell>
          <table:table-cell table:formula="of:=ROUND([.AM18])" office:value-type="float" office:value="256" calcext:value-type="float">
            <text:p>256</text:p>
          </table:table-cell>
          <table:table-cell table:formula="of:=ROUND([.AN18])" office:value-type="float" office:value="356" calcext:value-type="float">
            <text:p>356</text:p>
          </table:table-cell>
          <table:table-cell/>
          <table:table-cell table:formula="of:=[.AR17]-[.$C$11]" office:value-type="float" office:value="244.343145750508" calcext:value-type="float">
            <text:p>244.343145750508</text:p>
          </table:table-cell>
          <table:table-cell table:style-name="ce10" table:formula="of:=[.AS17]-[.$C$10]" office:value-type="float" office:value="344.343145750508" calcext:value-type="float">
            <text:p>344.343145750508</text:p>
          </table:table-cell>
          <table:table-cell table:formula="of:=ROUND([.AR18])" office:value-type="float" office:value="244" calcext:value-type="float">
            <text:p>244</text:p>
          </table:table-cell>
          <table:table-cell table:formula="of:=ROUND([.AS18])" office:value-type="float" office:value="344" calcext:value-type="float">
            <text:p>34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56.363961030679" calcext:value-type="float">
            <text:p>256.363961030679</text:p>
          </table:table-cell>
          <table:table-cell table:style-name="ce10" table:formula="of:=[.AN18]+[.$C$10]" office:value-type="float" office:value="356.363961030679" calcext:value-type="float">
            <text:p>356.363961030679</text:p>
          </table:table-cell>
          <table:table-cell table:formula="of:=ROUND([.AM19])" office:value-type="float" office:value="256" calcext:value-type="float">
            <text:p>256</text:p>
          </table:table-cell>
          <table:table-cell table:formula="of:=ROUND([.AN19])" office:value-type="float" office:value="356" calcext:value-type="float">
            <text:p>356</text:p>
          </table:table-cell>
          <table:table-cell/>
          <table:table-cell table:formula="of:=[.AR18]-[.$C$11]" office:value-type="float" office:value="243.636038969321" calcext:value-type="float">
            <text:p>243.636038969321</text:p>
          </table:table-cell>
          <table:table-cell table:style-name="ce10" table:formula="of:=[.AS18]-[.$C$10]" office:value-type="float" office:value="343.636038969321" calcext:value-type="float">
            <text:p>343.636038969321</text:p>
          </table:table-cell>
          <table:table-cell table:formula="of:=ROUND([.AR19])" office:value-type="float" office:value="244" calcext:value-type="float">
            <text:p>244</text:p>
          </table:table-cell>
          <table:table-cell table:formula="of:=ROUND([.AS19])" office:value-type="float" office:value="344" calcext:value-type="float">
            <text:p>34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57.071067811866" calcext:value-type="float">
            <text:p>257.071067811866</text:p>
          </table:table-cell>
          <table:table-cell table:style-name="ce10" table:formula="of:=[.AN19]+[.$C$10]" office:value-type="float" office:value="357.071067811866" calcext:value-type="float">
            <text:p>357.071067811866</text:p>
          </table:table-cell>
          <table:table-cell table:formula="of:=ROUND([.AM20])" office:value-type="float" office:value="257" calcext:value-type="float">
            <text:p>257</text:p>
          </table:table-cell>
          <table:table-cell table:formula="of:=ROUND([.AN20])" office:value-type="float" office:value="357" calcext:value-type="float">
            <text:p>357</text:p>
          </table:table-cell>
          <table:table-cell/>
          <table:table-cell table:formula="of:=[.AR19]-[.$C$11]" office:value-type="float" office:value="242.928932188134" calcext:value-type="float">
            <text:p>242.928932188134</text:p>
          </table:table-cell>
          <table:table-cell table:style-name="ce10" table:formula="of:=[.AS19]-[.$C$10]" office:value-type="float" office:value="342.928932188134" calcext:value-type="float">
            <text:p>342.928932188134</text:p>
          </table:table-cell>
          <table:table-cell table:formula="of:=ROUND([.AR20])" office:value-type="float" office:value="243" calcext:value-type="float">
            <text:p>243</text:p>
          </table:table-cell>
          <table:table-cell table:formula="of:=ROUND([.AS20])" office:value-type="float" office:value="343" calcext:value-type="float">
            <text:p>343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57.778174593052" calcext:value-type="float">
            <text:p>257.778174593052</text:p>
          </table:table-cell>
          <table:table-cell table:style-name="ce10" table:formula="of:=[.AN20]+[.$C$10]" office:value-type="float" office:value="357.778174593052" calcext:value-type="float">
            <text:p>357.778174593052</text:p>
          </table:table-cell>
          <table:table-cell table:formula="of:=ROUND([.AM21])" office:value-type="float" office:value="258" calcext:value-type="float">
            <text:p>258</text:p>
          </table:table-cell>
          <table:table-cell table:formula="of:=ROUND([.AN21])" office:value-type="float" office:value="358" calcext:value-type="float">
            <text:p>358</text:p>
          </table:table-cell>
          <table:table-cell/>
          <table:table-cell table:formula="of:=[.AR20]-[.$C$11]" office:value-type="float" office:value="242.221825406948" calcext:value-type="float">
            <text:p>242.221825406948</text:p>
          </table:table-cell>
          <table:table-cell table:style-name="ce10" table:formula="of:=[.AS20]-[.$C$10]" office:value-type="float" office:value="342.221825406948" calcext:value-type="float">
            <text:p>342.221825406948</text:p>
          </table:table-cell>
          <table:table-cell table:formula="of:=ROUND([.AR21])" office:value-type="float" office:value="242" calcext:value-type="float">
            <text:p>242</text:p>
          </table:table-cell>
          <table:table-cell table:formula="of:=ROUND([.AS21])" office:value-type="float" office:value="342" calcext:value-type="float">
            <text:p>342</text:p>
          </table:table-cell>
          <table:table-cell table:number-columns-repeated="2"/>
          <table:table-cell table:formula="of:=[.AM21] / 5" office:value-type="float" office:value="51.5556349186104" calcext:value-type="float">
            <text:p>51.5556349186104</text:p>
          </table:table-cell>
          <table:table-cell table:formula="of:=[.AN21]/5" office:value-type="float" office:value="71.5556349186104" calcext:value-type="float">
            <text:p>71.5556349186104</text:p>
          </table:table-cell>
          <table:table-cell table:number-columns-repeated="912"/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table:formula="of:=[.B22] / 5" office:value-type="float" office:value="0.9" calcext:value-type="float">
            <text:p>0.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58.485281374239" calcext:value-type="float">
            <text:p>258.485281374239</text:p>
          </table:table-cell>
          <table:table-cell table:style-name="ce10" table:formula="of:=[.AN21]+[.$C$10]" office:value-type="float" office:value="358.485281374239" calcext:value-type="float">
            <text:p>358.485281374239</text:p>
          </table:table-cell>
          <table:table-cell table:formula="of:=ROUND([.AM22])" office:value-type="float" office:value="258" calcext:value-type="float">
            <text:p>258</text:p>
          </table:table-cell>
          <table:table-cell table:formula="of:=ROUND([.AN22])" office:value-type="float" office:value="358" calcext:value-type="float">
            <text:p>358</text:p>
          </table:table-cell>
          <table:table-cell/>
          <table:table-cell table:formula="of:=[.AR21]-[.$C$11]" office:value-type="float" office:value="241.514718625761" calcext:value-type="float">
            <text:p>241.514718625761</text:p>
          </table:table-cell>
          <table:table-cell table:style-name="ce10" table:formula="of:=[.AS21]-[.$C$10]" office:value-type="float" office:value="341.514718625761" calcext:value-type="float">
            <text:p>341.514718625761</text:p>
          </table:table-cell>
          <table:table-cell table:formula="of:=ROUND([.AR22])" office:value-type="float" office:value="242" calcext:value-type="float">
            <text:p>242</text:p>
          </table:table-cell>
          <table:table-cell table:formula="of:=ROUND([.AS22])" office:value-type="float" office:value="342" calcext:value-type="float">
            <text:p>342</text:p>
          </table:table-cell>
          <table:table-cell table:number-columns-repeated="916"/>
        </table:table-row>
        <table:table-row table:style-name="ro2">
          <table:table-cell/>
          <table:table-cell table:formula="of:=[.AM18] +[.C11]" office:value-type="float" office:value="256.363961030679" calcext:value-type="float">
            <text:p>256.363961030679</text:p>
          </table:table-cell>
          <table:table-cell table:formula="of:=[.B23] / 5" office:value-type="float" office:value="51.2727922061358" calcext:value-type="float">
            <text:p>51.2727922061358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59.192388155425" calcext:value-type="float">
            <text:p>259.192388155425</text:p>
          </table:table-cell>
          <table:table-cell table:style-name="ce10" table:formula="of:=[.AN22]+[.$C$10]" office:value-type="float" office:value="359.192388155425" calcext:value-type="float">
            <text:p>359.192388155425</text:p>
          </table:table-cell>
          <table:table-cell table:formula="of:=ROUND([.AM23])" office:value-type="float" office:value="259" calcext:value-type="float">
            <text:p>259</text:p>
          </table:table-cell>
          <table:table-cell table:formula="of:=ROUND([.AN23])" office:value-type="float" office:value="359" calcext:value-type="float">
            <text:p>359</text:p>
          </table:table-cell>
          <table:table-cell/>
          <table:table-cell table:formula="of:=[.AR22]-[.$C$11]" office:value-type="float" office:value="240.807611844575" calcext:value-type="float">
            <text:p>240.807611844575</text:p>
          </table:table-cell>
          <table:table-cell table:style-name="ce10" table:formula="of:=[.AS22]-[.$C$10]" office:value-type="float" office:value="340.807611844575" calcext:value-type="float">
            <text:p>340.807611844575</text:p>
          </table:table-cell>
          <table:table-cell table:formula="of:=ROUND([.AR23])" office:value-type="float" office:value="241" calcext:value-type="float">
            <text:p>241</text:p>
          </table:table-cell>
          <table:table-cell table:formula="of:=ROUND([.AS23])" office:value-type="float" office:value="341" calcext:value-type="float">
            <text:p>341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59.899494936612" calcext:value-type="float">
            <text:p>259.899494936612</text:p>
          </table:table-cell>
          <table:table-cell table:style-name="ce10" table:formula="of:=[.AN23]+[.$C$10]" office:value-type="float" office:value="359.899494936612" calcext:value-type="float">
            <text:p>359.899494936612</text:p>
          </table:table-cell>
          <table:table-cell table:formula="of:=ROUND([.AM24])" office:value-type="float" office:value="260" calcext:value-type="float">
            <text:p>260</text:p>
          </table:table-cell>
          <table:table-cell table:formula="of:=ROUND([.AN24])" office:value-type="float" office:value="360" calcext:value-type="float">
            <text:p>360</text:p>
          </table:table-cell>
          <table:table-cell/>
          <table:table-cell table:formula="of:=[.AR23]-[.$C$11]" office:value-type="float" office:value="240.100505063388" calcext:value-type="float">
            <text:p>240.100505063388</text:p>
          </table:table-cell>
          <table:table-cell table:style-name="ce10" table:formula="of:=[.AS23]-[.$C$10]" office:value-type="float" office:value="340.100505063388" calcext:value-type="float">
            <text:p>340.100505063388</text:p>
          </table:table-cell>
          <table:table-cell table:formula="of:=ROUND([.AR24])" office:value-type="float" office:value="240" calcext:value-type="float">
            <text:p>240</text:p>
          </table:table-cell>
          <table:table-cell table:formula="of:=ROUND([.AS24])" office:value-type="float" office:value="340" calcext:value-type="float">
            <text:p>34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60.606601717798" calcext:value-type="float">
            <text:p>260.606601717798</text:p>
          </table:table-cell>
          <table:table-cell table:style-name="ce10" table:formula="of:=[.AN24]+[.$C$10]" office:value-type="float" office:value="360.606601717798" calcext:value-type="float">
            <text:p>360.606601717798</text:p>
          </table:table-cell>
          <table:table-cell table:formula="of:=ROUND([.AM25])" office:value-type="float" office:value="261" calcext:value-type="float">
            <text:p>261</text:p>
          </table:table-cell>
          <table:table-cell table:formula="of:=ROUND([.AN25])" office:value-type="float" office:value="361" calcext:value-type="float">
            <text:p>361</text:p>
          </table:table-cell>
          <table:table-cell/>
          <table:table-cell table:formula="of:=[.AR24]-[.$C$11]" office:value-type="float" office:value="239.393398282202" calcext:value-type="float">
            <text:p>239.393398282202</text:p>
          </table:table-cell>
          <table:table-cell table:style-name="ce10" table:formula="of:=[.AS24]-[.$C$10]" office:value-type="float" office:value="339.393398282202" calcext:value-type="float">
            <text:p>339.393398282202</text:p>
          </table:table-cell>
          <table:table-cell table:formula="of:=ROUND([.AR25])" office:value-type="float" office:value="239" calcext:value-type="float">
            <text:p>239</text:p>
          </table:table-cell>
          <table:table-cell table:formula="of:=ROUND([.AS25])" office:value-type="float" office:value="339" calcext:value-type="float">
            <text:p>339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61.313708498985" calcext:value-type="float">
            <text:p>261.313708498985</text:p>
          </table:table-cell>
          <table:table-cell table:style-name="ce10" table:formula="of:=[.AN25]+[.$C$10]" office:value-type="float" office:value="361.313708498985" calcext:value-type="float">
            <text:p>361.313708498985</text:p>
          </table:table-cell>
          <table:table-cell table:formula="of:=ROUND([.AM26])" office:value-type="float" office:value="261" calcext:value-type="float">
            <text:p>261</text:p>
          </table:table-cell>
          <table:table-cell table:formula="of:=ROUND([.AN26])" office:value-type="float" office:value="361" calcext:value-type="float">
            <text:p>361</text:p>
          </table:table-cell>
          <table:table-cell/>
          <table:table-cell table:formula="of:=[.AR25]-[.$C$11]" office:value-type="float" office:value="238.686291501015" calcext:value-type="float">
            <text:p>238.686291501015</text:p>
          </table:table-cell>
          <table:table-cell table:style-name="ce10" table:formula="of:=[.AS25]-[.$C$10]" office:value-type="float" office:value="338.686291501015" calcext:value-type="float">
            <text:p>338.686291501015</text:p>
          </table:table-cell>
          <table:table-cell table:formula="of:=ROUND([.AR26])" office:value-type="float" office:value="239" calcext:value-type="float">
            <text:p>239</text:p>
          </table:table-cell>
          <table:table-cell table:formula="of:=ROUND([.AS26])" office:value-type="float" office:value="339" calcext:value-type="float">
            <text:p>339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62.020815280171" calcext:value-type="float">
            <text:p>262.020815280171</text:p>
          </table:table-cell>
          <table:table-cell table:style-name="ce10" table:formula="of:=[.AN26]+[.$C$10]" office:value-type="float" office:value="362.020815280171" calcext:value-type="float">
            <text:p>362.020815280171</text:p>
          </table:table-cell>
          <table:table-cell table:formula="of:=ROUND([.AM27])" office:value-type="float" office:value="262" calcext:value-type="float">
            <text:p>262</text:p>
          </table:table-cell>
          <table:table-cell table:formula="of:=ROUND([.AN27])" office:value-type="float" office:value="362" calcext:value-type="float">
            <text:p>362</text:p>
          </table:table-cell>
          <table:table-cell/>
          <table:table-cell table:formula="of:=[.AR26]-[.$C$11]" office:value-type="float" office:value="237.979184719829" calcext:value-type="float">
            <text:p>237.979184719829</text:p>
          </table:table-cell>
          <table:table-cell table:style-name="ce10" table:formula="of:=[.AS26]-[.$C$10]" office:value-type="float" office:value="337.979184719829" calcext:value-type="float">
            <text:p>337.979184719829</text:p>
          </table:table-cell>
          <table:table-cell table:formula="of:=ROUND([.AR27])" office:value-type="float" office:value="238" calcext:value-type="float">
            <text:p>238</text:p>
          </table:table-cell>
          <table:table-cell table:formula="of:=ROUND([.AS27])"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62.727922061358" calcext:value-type="float">
            <text:p>262.727922061358</text:p>
          </table:table-cell>
          <table:table-cell table:style-name="ce10" table:formula="of:=[.AN27]+[.$C$10]" office:value-type="float" office:value="362.727922061358" calcext:value-type="float">
            <text:p>362.727922061358</text:p>
          </table:table-cell>
          <table:table-cell table:formula="of:=ROUND([.AM28])" office:value-type="float" office:value="263" calcext:value-type="float">
            <text:p>263</text:p>
          </table:table-cell>
          <table:table-cell table:formula="of:=ROUND([.AN28])" office:value-type="float" office:value="363" calcext:value-type="float">
            <text:p>363</text:p>
          </table:table-cell>
          <table:table-cell/>
          <table:table-cell table:formula="of:=[.AR27]-[.$C$11]" office:value-type="float" office:value="237.272077938642" calcext:value-type="float">
            <text:p>237.272077938642</text:p>
          </table:table-cell>
          <table:table-cell table:style-name="ce10" table:formula="of:=[.AS27]-[.$C$10]" office:value-type="float" office:value="337.272077938642" calcext:value-type="float">
            <text:p>337.272077938642</text:p>
          </table:table-cell>
          <table:table-cell table:formula="of:=ROUND([.AR28])" office:value-type="float" office:value="237" calcext:value-type="float">
            <text:p>237</text:p>
          </table:table-cell>
          <table:table-cell table:formula="of:=ROUND([.AS28])" office:value-type="float" office:value="337" calcext:value-type="float">
            <text:p>337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63.435028842545" calcext:value-type="float">
            <text:p>263.435028842545</text:p>
          </table:table-cell>
          <table:table-cell table:style-name="ce10" table:formula="of:=[.AN28]+[.$C$10]" office:value-type="float" office:value="363.435028842545" calcext:value-type="float">
            <text:p>363.435028842545</text:p>
          </table:table-cell>
          <table:table-cell table:formula="of:=ROUND([.AM29])" office:value-type="float" office:value="263" calcext:value-type="float">
            <text:p>263</text:p>
          </table:table-cell>
          <table:table-cell table:formula="of:=ROUND([.AN29])" office:value-type="float" office:value="363" calcext:value-type="float">
            <text:p>363</text:p>
          </table:table-cell>
          <table:table-cell/>
          <table:table-cell table:formula="of:=[.AR28]-[.$C$11]" office:value-type="float" office:value="236.564971157456" calcext:value-type="float">
            <text:p>236.564971157456</text:p>
          </table:table-cell>
          <table:table-cell table:style-name="ce10" table:formula="of:=[.AS28]-[.$C$10]" office:value-type="float" office:value="336.564971157456" calcext:value-type="float">
            <text:p>336.564971157456</text:p>
          </table:table-cell>
          <table:table-cell table:formula="of:=ROUND([.AR29])" office:value-type="float" office:value="237" calcext:value-type="float">
            <text:p>237</text:p>
          </table:table-cell>
          <table:table-cell table:formula="of:=ROUND([.AS29])" office:value-type="float" office:value="337" calcext:value-type="float">
            <text:p>337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64.142135623731" calcext:value-type="float">
            <text:p>264.142135623731</text:p>
          </table:table-cell>
          <table:table-cell table:style-name="ce10" table:formula="of:=[.AN29]+[.$C$10]" office:value-type="float" office:value="364.142135623731" calcext:value-type="float">
            <text:p>364.142135623731</text:p>
          </table:table-cell>
          <table:table-cell table:formula="of:=ROUND([.AM30])" office:value-type="float" office:value="264" calcext:value-type="float">
            <text:p>264</text:p>
          </table:table-cell>
          <table:table-cell table:formula="of:=ROUND([.AN30])" office:value-type="float" office:value="364" calcext:value-type="float">
            <text:p>364</text:p>
          </table:table-cell>
          <table:table-cell/>
          <table:table-cell table:formula="of:=[.AR29]-[.$C$11]" office:value-type="float" office:value="235.857864376269" calcext:value-type="float">
            <text:p>235.857864376269</text:p>
          </table:table-cell>
          <table:table-cell table:style-name="ce10" table:formula="of:=[.AS29]-[.$C$10]" office:value-type="float" office:value="335.857864376269" calcext:value-type="float">
            <text:p>335.857864376269</text:p>
          </table:table-cell>
          <table:table-cell table:formula="of:=ROUND([.AR30])" office:value-type="float" office:value="236" calcext:value-type="float">
            <text:p>236</text:p>
          </table:table-cell>
          <table:table-cell table:formula="of:=ROUND([.AS30])" office:value-type="float" office:value="336" calcext:value-type="float">
            <text:p>336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64.849242404918" calcext:value-type="float">
            <text:p>264.849242404918</text:p>
          </table:table-cell>
          <table:table-cell table:style-name="ce10" table:formula="of:=[.AN30]+[.$C$10]" office:value-type="float" office:value="364.849242404918" calcext:value-type="float">
            <text:p>364.849242404918</text:p>
          </table:table-cell>
          <table:table-cell table:formula="of:=ROUND([.AM31])" office:value-type="float" office:value="265" calcext:value-type="float">
            <text:p>265</text:p>
          </table:table-cell>
          <table:table-cell table:formula="of:=ROUND([.AN31])" office:value-type="float" office:value="365" calcext:value-type="float">
            <text:p>365</text:p>
          </table:table-cell>
          <table:table-cell/>
          <table:table-cell table:formula="of:=[.AR30]-[.$C$11]" office:value-type="float" office:value="235.150757595082" calcext:value-type="float">
            <text:p>235.150757595082</text:p>
          </table:table-cell>
          <table:table-cell table:style-name="ce10" table:formula="of:=[.AS30]-[.$C$10]" office:value-type="float" office:value="335.150757595082" calcext:value-type="float">
            <text:p>335.150757595082</text:p>
          </table:table-cell>
          <table:table-cell table:formula="of:=ROUND([.AR31])" office:value-type="float" office:value="235" calcext:value-type="float">
            <text:p>235</text:p>
          </table:table-cell>
          <table:table-cell table:formula="of:=ROUND([.AS31])" office:value-type="float" office:value="335" calcext:value-type="float">
            <text:p>335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8"/>
          <table:table-cell table:formula="of:=[.C11]*5" office:value-type="float" office:value="3.53553390593274" calcext:value-type="float">
            <text:p>3.53553390593274</text:p>
          </table:table-cell>
          <table:table-cell table:style-name="ce10" table:formula="of:=[.C10]*5" office:value-type="float" office:value="3.53553390593274" calcext:value-type="float">
            <text:p>3.53553390593274</text:p>
          </table:table-cell>
          <table:table-cell table:formula="of:=ROUND([.AM33])" office:value-type="float" office:value="4" calcext:value-type="float">
            <text:p>4</text:p>
          </table:table-cell>
          <table:table-cell table:formula="of:=ROUND([.AN33])" office:value-type="float" office:value="4" calcext:value-type="float">
            <text:p>4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 table:number-columns-repeated="38"/>
          <table:table-cell table:formula="of:=[.AO33]+[.$AM$33]" office:value-type="float" office:value="7.53553390593274" calcext:value-type="float">
            <text:p>7.53553390593274</text:p>
          </table:table-cell>
          <table:table-cell table:style-name="ce10" table:formula="of:=[.AP33]+[.$AN$33]" office:value-type="float" office:value="7.53553390593274" calcext:value-type="float">
            <text:p>7.53553390593274</text:p>
          </table:table-cell>
          <table:table-cell table:formula="of:=ROUND([.AM34])" office:value-type="float" office:value="8" calcext:value-type="float">
            <text:p>8</text:p>
          </table:table-cell>
          <table:table-cell table:formula="of:=ROUND([.AN34])" office:value-type="float" office:value="8" calcext:value-type="float">
            <text:p>8</text:p>
          </table:table-cell>
          <table:table-cell table:number-columns-repeated="921"/>
        </table:table-row>
        <table:table-row table:style-name="ro2">
          <table:table-cell table:number-columns-repeated="38"/>
          <table:table-cell table:formula="of:=[.AO34]+[.$AM$33]" office:value-type="float" office:value="11.5355339059327" calcext:value-type="float">
            <text:p>11.5355339059327</text:p>
          </table:table-cell>
          <table:table-cell table:style-name="ce10" table:formula="of:=[.AP34]+[.$AN$33]" office:value-type="float" office:value="11.5355339059327" calcext:value-type="float">
            <text:p>11.5355339059327</text:p>
          </table:table-cell>
          <table:table-cell table:formula="of:=ROUND([.AM35])" office:value-type="float" office:value="12" calcext:value-type="float">
            <text:p>12</text:p>
          </table:table-cell>
          <table:table-cell table:formula="of:=ROUND([.AN35])" office:value-type="float" office:value="12" calcext:value-type="float">
            <text:p>12</text:p>
          </table:table-cell>
          <table:table-cell table:number-columns-repeated="921"/>
        </table:table-row>
        <table:table-row table:style-name="ro2" table:number-rows-repeated="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formula="of:=POWER([.C10]/[.C11]; 2)" office:value-type="float" office:value="1" calcext:value-type="float">
            <text:p>1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C10]/[.C11];2))" office:value-type="float" office:value="1.4142135623731" calcext:value-type="float">
            <text:p>1.4142135623731</text:p>
          </table:table-cell>
          <table:table-cell table:number-columns-repeated="2"/>
          <table:table-cell table:formula="of:=[.AO40]*1 * 0.5" office:value-type="float" office:value="0.707106781186548" calcext:value-type="float">
            <text:p>0.707106781186548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C11]/[.C10];2))" office:value-type="float" office:value="1.4142135623731" calcext:value-type="float">
            <text:p>1.4142135623731</text:p>
          </table:table-cell>
          <table:table-cell table:number-columns-repeated="922"/>
        </table:table-row>
        <table:table-row table:style-name="ro2">
          <table:table-cell table:number-columns-repeated="43"/>
          <table:table-cell table:style-name="ce2" table:formula="of:=[.AN6] + ([.C11] *[.AR40])* 100" office:value-type="float" office:value="300" calcext:value-type="float">
            <text:p>300.00</text:p>
          </table:table-cell>
          <table:table-cell table:number-columns-repeated="919"/>
        </table:table-row>
        <table:table-row table:style-name="ro2">
          <table:table-cell table:number-columns-repeated="43"/>
          <table:table-cell table:style-name="ce2" table:formula="of:=[.AO6]+([.C10] *[.AR40]) * 100" office:value-type="float" office:value="400" calcext:value-type="float">
            <text:p>400.00</text:p>
          </table:table-cell>
          <table:table-cell table:number-columns-repeated="919"/>
        </table:table-row>
        <table:table-row table:style-name="ro2" table:number-rows-repeated="1048532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8" table:number-columns-repeated="16384" table:default-cell-style-name="Default"/>
        <table:table-row table:style-name="ro3" table:number-rows-repeated="11">
          <table:table-cell table:number-columns-repeated="1638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7:18:14.579835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16T19:42:32.844001520</dc:date>
    <meta:editing-duration>P1DT17H50M22S</meta:editing-duration>
    <meta:editing-cycles>22</meta:editing-cycles>
    <meta:generator>LibreOffice/24.8.3.2$Linux_X86_64 LibreOffice_project/e14c9fdd1f585efcbb2c5363087a99d20928d522</meta:generator>
    <meta:document-statistic meta:table-count="3" meta:cell-count="370" meta:object-count="12"/>
  </office:meta>
</office:document-meta>
</file>